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55269" draw:textarea-horizontal-align="justify" draw:textarea-vertical-align="middle" draw:auto-grow-height="false" fo:min-height="51.95cm" fo:min-width="41.4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 fo:min-height="10.95cm" fo:min-width="32.7cm"/>
    </style:style>
    <style:style style:name="gr3" style:family="graphic" style:parent-style-name="standard">
      <style:graphic-properties draw:stroke="none" draw:fill-color="#5983b0" draw:textarea-horizontal-align="justify" draw:textarea-vertical-align="middle" draw:auto-grow-height="false" fo:min-height="51.95cm" fo:min-width="41.8cm"/>
    </style:style>
    <style:style style:name="gr4" style:family="graphic" style:parent-style-name="standard">
      <style:graphic-properties draw:stroke="none" draw:fill-color="#729fcf" draw:textarea-horizontal-align="justify" draw:textarea-vertical-align="middle" draw:auto-grow-height="false" fo:min-height="3.38cm" fo:min-width="4.051cm"/>
    </style:style>
    <style:style style:name="gr5" style:family="graphic" style:parent-style-name="standard">
      <style:graphic-properties draw:stroke="none" svg:stroke-color="#ffffff" draw:fill="solid" draw:fill-color="#999999" draw:opacity="6%" draw:textarea-horizontal-align="justify" draw:textarea-vertical-align="middle" draw:auto-grow-height="false" fo:min-height="8.25cm" fo:min-width="8.199cm"/>
    </style:style>
    <style:style style:name="gr6" style:family="graphic" style:parent-style-name="objectwithoutfill">
      <style:graphic-properties svg:stroke-width="0.212cm" svg:stroke-color="#ffff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7" style:family="graphic" style:parent-style-name="objectwithoutfill">
      <style:graphic-properties svg:stroke-width="0.212cm" svg:stroke-color="#ffff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svg:stroke-width="0.459cm" svg:stroke-color="#ffffff" draw:marker-start-width="0.889cm" draw:marker-end-width="0.889cm" draw:fill="none" draw:textarea-horizontal-align="justify" draw:textarea-vertical-align="middle" draw:auto-grow-height="false" fo:min-height="7.206cm" fo:min-width="9.527cm" fo:padding-top="0.355cm" fo:padding-bottom="0.355cm" fo:padding-left="0.48cm" fo:padding-right="0.48cm"/>
    </style:style>
    <style:style style:name="gr9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11.049cm" fo:min-width="8.5cm"/>
    </style:style>
    <style:style style:name="P1" style:family="paragraph">
      <loext:graphic-properties draw:fill-color="#355269"/>
      <style:paragraph-properties fo:text-align="center"/>
      <style:text-properties fo:color="#8d281e"/>
    </style:style>
    <style:style style:name="P2" style:family="paragraph">
      <loext:graphic-properties draw:fill-color="#729fcf"/>
      <style:paragraph-properties fo:text-align="center"/>
      <style:text-properties fo:color="#999999"/>
    </style:style>
    <style:style style:name="P3" style:family="paragraph">
      <loext:graphic-properties draw:fill-color="#5983b0"/>
      <style:paragraph-properties fo:text-align="center"/>
      <style:text-properties fo:color="#8d281e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solid" draw:fill-color="#999999" draw:opacity="6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 draw:opacity="6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1.9cm" svg:height="52.2cm" svg:x="30.8cm" svg:y="18.401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4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5" draw:layer="layout" svg:width="8.699cm" svg:height="8.5cm" svg:x="63.897cm" svg:y="29.4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6" draw:text-style-name="P6" draw:layer="layout" svg:x1="51.323cm" svg:y1="33.8cm" svg:x2="41.4cm" svg:y2="33.916cm">
          <text:p/>
        </draw:line>
        <draw:line draw:style-name="gr6" draw:text-style-name="P6" draw:layer="layout" svg:x1="62.6cm" svg:y1="37.409cm" svg:x2="41.4cm" svg:y2="37.525cm">
          <text:p/>
        </draw:line>
        <draw:line draw:style-name="gr6" draw:text-style-name="P6" draw:layer="layout" svg:x1="50.196cm" svg:y1="41.366cm" svg:x2="41.4cm" svg:y2="41.482cm">
          <text:p/>
        </draw:line>
        <draw:line draw:style-name="gr6" draw:text-style-name="P6" draw:layer="layout" svg:x1="50.083cm" svg:y1="44.16cm" svg:x2="41.4cm" svg:y2="44.276cm">
          <text:p/>
        </draw:line>
        <draw:line draw:style-name="gr7" draw:text-style-name="P6" draw:layer="layout" svg:x1="50.309cm" svg:y1="48.002cm" svg:x2="41.4cm" svg:y2="48.118cm">
          <text:p text:style-name="P7">4</text:p>
        </draw:line>
        <draw:custom-shape draw:style-name="gr8" draw:text-style-name="P6" draw:layer="layout" svg:width="10.487cm" svg:height="7.916cm" svg:x="51.436cm" svg:y="40.7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9cm" svg:height="11.299cm" svg:x="63.8cm" svg:y="28.4cm">
          <text:p/>
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0:25:23.163100704</dc:date>
    <meta:editing-duration>PT26M19S</meta:editing-duration>
    <meta:editing-cycles>5</meta:editing-cycles>
    <meta:generator>LibreOffice/6.1.5.2$Linux_X86_64 LibreOffice_project/10$Build-2</meta:generator>
    <meta:document-statistic meta:object-count="12"/>
  </office:meta>
</office:document-meta>
</file>